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75in" style:use-optimal-column-width="false"/>
    </style:style>
    <style:style style:name="TableColumn5" style:family="table-column">
      <style:table-column-properties style:column-width="1.625in" style:use-optimal-column-width="false"/>
    </style:style>
    <style:style style:name="TableColumn6" style:family="table-column">
      <style:table-column-properties style:column-width="0.25in" style:use-optimal-column-width="false"/>
    </style:style>
    <style:style style:name="Table3" style:family="table">
      <style:table-properties style:width="3.625in" fo:margin-left="0in" table:align="left"/>
    </style:style>
    <style:style style:name="TableRow7" style:family="table-row">
      <style:table-row-properties style:min-row-height="0.375in" style:use-optimal-row-height="false"/>
    </style:style>
    <style:style style:name="TableCell8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8" style:family="table-column">
      <style:table-column-properties style:column-width="1.75in" style:use-optimal-column-width="false"/>
    </style:style>
    <style:style style:name="TableColumn39" style:family="table-column">
      <style:table-column-properties style:column-width="1.625in" style:use-optimal-column-width="false"/>
    </style:style>
    <style:style style:name="TableColumn40" style:family="table-column">
      <style:table-column-properties style:column-width="0.25in" style:use-optimal-column-width="false"/>
    </style:style>
    <style:style style:name="TableColumn41" style:family="table-column">
      <style:table-column-properties style:column-width="1.5625in" style:use-optimal-column-width="false"/>
    </style:style>
    <style:style style:name="TableColumn42" style:family="table-column">
      <style:table-column-properties style:column-width="1.7395in" style:use-optimal-column-width="false"/>
    </style:style>
    <style:style style:name="Table37" style:family="table">
      <style:table-properties style:width="6.927in" fo:margin-left="0in" table:align="left"/>
    </style:style>
    <style:style style:name="TableRow43" style:family="table-row">
      <style:table-row-properties style:min-row-height="0.375in" style:use-optimal-row-height="false"/>
    </style:style>
    <style:style style:name="TableCell44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6" style:family="table-column">
      <style:table-column-properties style:column-width="1.75in" style:use-optimal-column-width="false"/>
    </style:style>
    <style:style style:name="TableColumn107" style:family="table-column">
      <style:table-column-properties style:column-width="1.625in" style:use-optimal-column-width="false"/>
    </style:style>
    <style:style style:name="TableColumn108" style:family="table-column">
      <style:table-column-properties style:column-width="0.25in" style:use-optimal-column-width="false"/>
    </style:style>
    <style:style style:name="TableColumn109" style:family="table-column">
      <style:table-column-properties style:column-width="1.5625in" style:use-optimal-column-width="false"/>
    </style:style>
    <style:style style:name="TableColumn110" style:family="table-column">
      <style:table-column-properties style:column-width="1.7395in" style:use-optimal-column-width="false"/>
    </style:style>
    <style:style style:name="Table105" style:family="table">
      <style:table-properties style:width="6.927in" fo:margin-left="0in" table:align="left"/>
    </style:style>
    <style:style style:name="TableRow111" style:family="table-row">
      <style:table-row-properties style:min-row-height="0.375in" style:use-optimal-row-height="false"/>
    </style:style>
    <style:style style:name="TableCell112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list-style-name="LFO16" style:family="paragraph">
      <style:text-properties fo:font-size="14pt" style:font-size-asian="14pt" style:font-size-complex="14pt"/>
    </style:style>
    <style:style style:name="P152" style:parent-style-name="Standard" style:list-style-name="LFO16" style:family="paragraph">
      <style:text-properties fo:font-size="14pt" style:font-size-asian="14pt" style:font-size-complex="14pt"/>
    </style:style>
    <style:style style:name="P153" style:parent-style-name="Standard" style:list-style-name="LFO16" style:family="paragraph">
      <style:text-properties fo:font-size="14pt" style:font-size-asian="14pt" style:font-size-complex="14pt"/>
    </style:style>
    <style:style style:name="P154" style:parent-style-name="Standard" style:list-style-name="LFO16" style:family="paragraph">
      <style:text-properties fo:font-size="14pt" style:font-size-asian="14pt" style:font-size-complex="14pt"/>
    </style:style>
    <style:style style:name="P155" style:parent-style-name="Standard" style:list-style-name="LFO16" style:family="paragraph">
      <style:text-properties fo:font-size="14pt" style:font-size-asian="14pt" style:font-size-complex="14pt"/>
    </style:style>
    <style:style style:name="P156" style:parent-style-name="Standard" style:list-style-name="LFO16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Standard" style:list-style-name="LFO17" style:family="paragraph">
      <style:text-properties fo:font-size="14pt" style:font-size-asian="14pt" style:font-size-complex="14pt"/>
    </style:style>
    <style:style style:name="P161" style:parent-style-name="Standard" style:list-style-name="LFO17" style:family="paragraph">
      <style:text-properties fo:font-size="14pt" style:font-size-asian="14pt" style:font-size-complex="14pt"/>
    </style:style>
    <style:style style:name="P162" style:parent-style-name="Standard" style:list-style-name="LFO17" style:family="paragraph">
      <style:text-properties fo:font-size="14pt" style:font-size-asian="14pt" style:font-size-complex="14pt"/>
    </style:style>
    <style:style style:name="P163" style:parent-style-name="Standard" style:list-style-name="LFO17" style:family="paragraph">
      <style:text-properties fo:font-size="14pt" style:font-size-asian="14pt" style:font-size-complex="14pt"/>
    </style:style>
    <style:style style:name="P164" style:parent-style-name="Standard" style:list-style-name="LFO17" style:family="paragraph">
      <style:text-properties fo:font-size="14pt" style:font-size-asian="14pt" style:font-size-complex="14pt"/>
    </style:style>
    <style:style style:name="P165" style:parent-style-name="Standard" style:list-style-name="LFO17" style:family="paragraph">
      <style:text-properties fo:font-size="14pt" style:font-size-asian="14pt" style:font-size-complex="14pt"/>
    </style:style>
    <style:style style:name="P166" style:parent-style-name="Standard" style:list-style-name="LFO17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0" style:parent-style-name="Standard" style:list-style-name="LFO18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Standard" style:list-style-name="LFO19" style:family="paragraph">
      <style:text-properties fo:font-size="14pt" style:font-size-asian="14pt" style:font-size-complex="14pt"/>
    </style:style>
    <style:style style:name="P175" style:parent-style-name="Standard" style:list-style-name="LFO19" style:family="paragraph">
      <style:text-properties fo:font-size="14pt" style:font-size-asian="14pt" style:font-size-complex="14pt"/>
    </style:style>
    <style:style style:name="P176" style:parent-style-name="Standard" style:list-style-name="LFO19" style:family="paragraph">
      <style:text-properties fo:font-size="14pt" style:font-size-asian="14pt" style:font-size-complex="14pt"/>
    </style:style>
    <style:style style:name="P177" style:parent-style-name="Standard" style:list-style-name="LFO19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Standard" style:list-style-name="LFO20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9" style:parent-style-name="Standard" style:family="paragraph">
      <style:paragraph-properties fo:margin-bottom="0.0201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Standard" style:family="paragraph">
      <style:paragraph-properties fo:margin-bottom="0.0201in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Standard" style:family="paragraph">
      <style:paragraph-properties fo:margin-bottom="0.0201in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Standard" style:family="paragraph">
      <style:paragraph-properties fo:margin-bottom="0.0201in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P197" style:parent-style-name="Standard" style:family="paragraph">
      <style:paragraph-properties fo:margin-bottom="0.0201in"/>
    </style:style>
    <style:style style:name="P198" style:parent-style-name="Standard" style:family="paragraph">
      <style:paragraph-properties fo:margin-bottom="0.0201in"/>
      <style:text-properties fo:font-weight="bold" style:font-weight-asian="bold" style:font-weight-complex="bold"/>
    </style:style>
    <style:style style:name="P199" style:parent-style-name="Standard" style:list-style-name="LFO21" style:family="paragraph">
      <style:paragraph-properties fo:margin-bottom="0.0201in"/>
    </style:style>
    <style:style style:name="T200" style:parent-style-name="DefaultParagraphFont" style:family="text">
      <style:text-properties fo:font-style="italic" style:font-style-asian="italic" style:font-style-complex="italic"/>
    </style:style>
    <style:style style:name="T201" style:parent-style-name="DefaultParagraphFont" style:family="text">
      <style:text-properties fo:font-style="italic" style:font-style-asian="italic" style:font-style-complex="italic"/>
    </style:style>
    <style:style style:name="P202" style:parent-style-name="Standard" style:list-style-name="LFO21" style:family="paragraph">
      <style:paragraph-properties fo:margin-bottom="0.0201in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P204" style:parent-style-name="Standard" style:list-style-name="LFO21" style:family="paragraph">
      <style:paragraph-properties fo:margin-bottom="0.0201in"/>
    </style:style>
    <style:style style:name="P205" style:parent-style-name="Standard" style:list-style-name="LFO21" style:family="paragraph">
      <style:paragraph-properties fo:margin-bottom="0.0201in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P207" style:parent-style-name="Standard" style:list-style-name="LFO21" style:family="paragraph">
      <style:paragraph-properties fo:margin-bottom="0.0201in"/>
    </style:style>
    <style:style style:name="T208" style:parent-style-name="DefaultParagraphFont" style:family="text">
      <style:text-properties fo:font-style="italic" style:font-style-asian="italic" style:font-style-complex="italic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P210" style:parent-style-name="Standard" style:list-style-name="LFO21" style:family="paragraph">
      <style:paragraph-properties fo:margin-bottom="0.0201in"/>
    </style:style>
    <style:style style:name="P211" style:parent-style-name="Standard" style:list-style-name="LFO21" style:family="paragraph">
      <style:paragraph-properties fo:margin-bottom="0.0201in"/>
    </style:style>
    <style:style style:name="P2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8" style:parent-style-name="Standard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P245" style:parent-style-name="Standard" style:family="paragraph">
      <style:text-properties fo:font-size="6pt" style:font-size-asian="6pt" style:font-size-complex="6pt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P247" style:parent-style-name="Standard" style:list-style-name="LFO22" style:family="paragraph"/>
    <style:style style:name="T248" style:parent-style-name="DefaultParagraphFont" style:family="text">
      <style:text-properties fo:font-style="italic" style:font-style-asian="italic" style:font-style-complex="italic"/>
    </style:style>
    <style:style style:name="P249" style:parent-style-name="Standard" style:list-style-name="LFO22" style:family="paragraph"/>
    <style:style style:name="P250" style:parent-style-name="Standard" style:list-style-name="LFO22" style:family="paragraph"/>
    <style:style style:name="P251" style:parent-style-name="Standard" style:list-style-name="LFO22" style:family="paragraph"/>
    <style:style style:name="P252" style:parent-style-name="Standard" style:list-style-name="LFO22" style:family="paragraph"/>
    <style:style style:name="P253" style:parent-style-name="Standard" style:list-style-name="LFO22" style:family="paragraph"/>
    <style:style style:name="P254" style:parent-style-name="Standard" style:list-style-name="LFO22" style:family="paragraph"/>
    <style:style style:name="P255" style:parent-style-name="Standard" style:list-style-name="LFO22" style:family="paragraph"/>
    <style:style style:name="P256" style:parent-style-name="Standard" style:list-style-name="LFO22" style:family="paragraph"/>
    <style:style style:name="P257" style:parent-style-name="Standard" style:list-style-name="LFO22" style:family="paragraph"/>
    <style:style style:name="P258" style:parent-style-name="Standard" style:list-style-name="LFO22" style:family="paragraph"/>
    <style:style style:name="P259" style:parent-style-name="Standard" style:list-style-name="LFO22" style:family="paragraph"/>
    <style:style style:name="T260" style:parent-style-name="DefaultParagraphFont" style:family="text">
      <style:text-properties fo:font-weight="bold" style:font-weight-asian="bold" style:font-weight-complex="bold"/>
    </style:style>
    <style:style style:name="P261" style:parent-style-name="Standard" style:list-style-name="LFO22" style:family="paragraph"/>
    <style:style style:name="T262" style:parent-style-name="DefaultParagraphFont" style:family="text">
      <style:text-properties fo:font-weight="bold" style:font-weight-asian="bold" style:font-weight-complex="bold"/>
    </style:style>
    <style:style style:name="P263" style:parent-style-name="Standard" style:list-style-name="LFO22" style:family="paragraph"/>
    <style:style style:name="T264" style:parent-style-name="DefaultParagraphFont" style:family="text">
      <style:text-properties fo:font-weight="bold" style:font-weight-asian="bold" style:font-weight-complex="bold"/>
    </style:style>
    <style:style style:name="P265" style:parent-style-name="Standard" style:list-style-name="LFO22" style:family="paragraph"/>
    <style:style style:name="T266" style:parent-style-name="DefaultParagraphFont" style:family="text">
      <style:text-properties fo:font-weight="bold" style:font-weight-asian="bold" style:font-weight-complex="bold"/>
    </style:style>
    <style:style style:name="P267" style:parent-style-name="Standard" style:list-style-name="LFO22" style:family="paragraph"/>
    <style:style style:name="T268" style:parent-style-name="DefaultParagraphFont" style:family="text">
      <style:text-properties fo:font-weight="bold" style:font-weight-asian="bold" style:font-weight-complex="bold"/>
    </style:style>
    <style:style style:name="P269" style:parent-style-name="Standard" style:list-style-name="LFO22" style:family="paragraph"/>
    <style:style style:name="T270" style:parent-style-name="DefaultParagraphFont" style:family="text">
      <style:text-properties fo:font-weight="bold" style:font-weight-asian="bold" style:font-weight-complex="bold"/>
    </style:style>
    <style:style style:name="P271" style:parent-style-name="Standard" style:list-style-name="LFO22" style:family="paragraph"/>
    <style:style style:name="T272" style:parent-style-name="DefaultParagraphFont" style:family="text">
      <style:text-properties fo:font-weight="bold" style:font-weight-asian="bold" style:font-weight-complex="bold"/>
    </style:style>
    <style:style style:name="P27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P2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6" style:parent-style-name="Standard" style:list-style-name="LFO23" style:family="paragraph"/>
    <style:style style:name="P297" style:parent-style-name="Standard" style:list-style-name="LFO23" style:family="paragraph"/>
    <style:style style:name="P298" style:parent-style-name="Standard" style:list-style-name="LFO23" style:family="paragraph"/>
    <style:style style:name="P299" style:parent-style-name="Standard" style:list-style-name="LFO23" style:family="paragraph"/>
    <style:style style:name="P300" style:parent-style-name="Standard" style:list-style-name="LFO23" style:family="paragraph"/>
    <style:style style:name="P301" style:parent-style-name="Standard" style:list-style-name="LFO23" style:family="paragraph"/>
    <style:style style:name="P302" style:parent-style-name="Standard" style:list-style-name="LFO23" style:family="paragraph"/>
    <style:style style:name="P303" style:parent-style-name="Standard" style:list-style-name="LFO23" style:family="paragraph"/>
    <style:style style:name="T304" style:parent-style-name="DefaultParagraphFont" style:family="text">
      <style:text-properties fo:font-weight="bold" style:font-weight-asian="bold" style:font-weight-complex="bold"/>
    </style:style>
    <style:style style:name="P30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8" style:parent-style-name="DefaultParagraphFont" style:family="text">
      <style:text-properties fo:font-weight="bold" style:font-weight-asian="bold" style:font-weight-complex="bold"/>
    </style:style>
    <style:style style:name="T309" style:parent-style-name="DefaultParagraphFont" style:family="text">
      <style:text-properties fo:font-weight="bold" style:font-weight-asian="bold" style:font-weight-complex="bold"/>
    </style:style>
    <style:style style:name="T310" style:parent-style-name="DefaultParagraphFont" style:family="text">
      <style:text-properties fo:font-weight="bold" style:font-weight-asian="bold" style:font-weight-complex="bold"/>
    </style:style>
    <style:style style:name="T311" style:parent-style-name="DefaultParagraphFont" style:family="text">
      <style:text-properties fo:font-weight="bold" style:font-weight-asian="bold" style:font-weight-complex="bold"/>
    </style:style>
    <style:style style:name="T312" style:parent-style-name="DefaultParagraphFont" style:family="text">
      <style:text-properties fo:font-weight="bold" style:font-weight-asian="bold" style:font-weight-complex="bold"/>
    </style:style>
    <style:style style:name="P3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4" style:parent-style-name="Standard" style:list-style-name="LFO24" style:family="paragraph"/>
    <style:style style:name="P315" style:parent-style-name="Standard" style:list-style-name="LFO24" style:family="paragraph"/>
    <style:style style:name="P316" style:parent-style-name="Standard" style:list-style-name="LFO24" style:family="paragraph"/>
    <style:style style:name="P317" style:parent-style-name="Standard" style:list-style-name="LFO24" style:family="paragraph"/>
    <style:style style:name="P318" style:parent-style-name="Standard" style:list-style-name="LFO24" style:family="paragraph"/>
    <style:style style:name="P319" style:parent-style-name="Standard" style:list-style-name="LFO24" style:family="paragraph"/>
    <style:style style:name="P320" style:parent-style-name="Standard" style:list-style-name="LFO24" style:family="paragraph"/>
    <style:style style:name="P321" style:parent-style-name="Standard" style:list-style-name="LFO24" style:family="paragraph"/>
    <style:style style:name="P322" style:parent-style-name="Standard" style:list-style-name="LFO24" style:family="paragraph"/>
    <style:style style:name="T323" style:parent-style-name="DefaultParagraphFont" style:family="text">
      <style:text-properties fo:font-weight="bold" style:font-weight-asian="bold" style:font-weight-complex="bold"/>
    </style:style>
    <style:style style:name="P324" style:parent-style-name="Standard" style:list-style-name="LFO24" style:family="paragraph"/>
    <style:style style:name="T325" style:parent-style-name="DefaultParagraphFont" style:family="text">
      <style:text-properties fo:font-weight="bold" style:font-weight-asian="bold" style:font-weight-complex="bold"/>
    </style:style>
    <style:style style:name="P326" style:parent-style-name="Standard" style:list-style-name="LFO24" style:family="paragraph"/>
    <style:style style:name="T327" style:parent-style-name="DefaultParagraphFont" style:family="text">
      <style:text-properties fo:font-weight="bold" style:font-weight-asian="bold" style:font-weight-complex="bold"/>
    </style:style>
    <style:style style:name="P328" style:parent-style-name="Standard" style:list-style-name="LFO24" style:family="paragraph"/>
    <style:style style:name="T329" style:parent-style-name="DefaultParagraphFont" style:family="text">
      <style:text-properties fo:font-weight="bold" style:font-weight-asian="bold" style:font-weight-complex="bold"/>
    </style:style>
    <style:style style:name="P33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4" style:parent-style-name="DefaultParagraphFont" style:family="text">
      <style:text-properties fo:font-weight="bold" style:font-weight-asian="bold" style:font-weight-complex="bold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T336" style:parent-style-name="DefaultParagraphFont" style:family="text">
      <style:text-properties fo:font-weight="bold" style:font-weight-asian="bold" style:font-weight-complex="bold"/>
    </style:style>
    <style:style style:name="T337" style:parent-style-name="DefaultParagraphFont" style:family="text">
      <style:text-properties fo:font-weight="bold" style:font-weight-asian="bold" style:font-weight-complex="bold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1" style:parent-style-name="Standard" style:list-style-name="LFO25" style:family="paragraph"/>
    <style:style style:name="P342" style:parent-style-name="Standard" style:list-style-name="LFO25" style:family="paragraph"/>
    <style:style style:name="P343" style:parent-style-name="Standard" style:list-style-name="LFO25" style:family="paragraph"/>
    <style:style style:name="P344" style:parent-style-name="Standard" style:list-style-name="LFO25" style:family="paragraph"/>
    <style:style style:name="P345" style:parent-style-name="Standard" style:list-style-name="LFO25" style:family="paragraph"/>
    <style:style style:name="T346" style:parent-style-name="DefaultParagraphFont" style:family="text">
      <style:text-properties fo:font-weight="bold" style:font-weight-asian="bold" style:font-weight-complex="bold"/>
    </style:style>
    <style:style style:name="P3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48" style:parent-style-name="Standard" style:family="paragraph">
      <style:text-properties fo:font-weight="bold" style:font-weight-asian="bold" style:font-weight-complex="bold"/>
    </style:style>
    <style:style style:name="P3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0" style:parent-style-name="DefaultParagraphFont" style:family="text">
      <style:text-properties fo:font-weight="bold" style:font-weight-asian="bold" style:font-weight-complex="bold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P3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5" style:parent-style-name="Standard" style:list-style-name="LFO26" style:family="paragraph"/>
    <style:style style:name="P386" style:parent-style-name="Standard" style:list-style-name="LFO26" style:family="paragraph"/>
    <style:style style:name="P387" style:parent-style-name="Standard" style:list-style-name="LFO26" style:family="paragraph"/>
    <style:style style:name="P388" style:parent-style-name="Standard" style:list-style-name="LFO26" style:family="paragraph"/>
    <style:style style:name="P389" style:parent-style-name="Standard" style:list-style-name="LFO26" style:family="paragraph"/>
    <style:style style:name="P390" style:parent-style-name="Standard" style:list-style-name="LFO26" style:family="paragraph"/>
    <style:style style:name="P391" style:parent-style-name="Standard" style:list-style-name="LFO26" style:family="paragraph"/>
    <style:style style:name="P392" style:parent-style-name="Standard" style:list-style-name="LFO26" style:family="paragraph"/>
    <style:style style:name="P393" style:parent-style-name="Standard" style:list-style-name="LFO26" style:family="paragraph"/>
    <style:style style:name="P394" style:parent-style-name="Standard" style:list-style-name="LFO26" style:family="paragraph"/>
    <style:style style:name="P395" style:parent-style-name="Standard" style:list-style-name="LFO26" style:family="paragraph"/>
    <style:style style:name="P396" style:parent-style-name="Standard" style:list-style-name="LFO26" style:family="paragraph"/>
    <style:style style:name="P397" style:parent-style-name="Standard" style:list-style-name="LFO26" style:family="paragraph"/>
    <style:style style:name="P398" style:parent-style-name="Standard" style:list-style-name="LFO26" style:family="paragraph"/>
    <style:style style:name="T399" style:parent-style-name="DefaultParagraphFont" style:family="text">
      <style:text-properties fo:font-weight="bold" style:font-weight-asian="bold" style:font-weight-complex="bold"/>
    </style:style>
    <style:style style:name="P400" style:parent-style-name="Standard" style:list-style-name="LFO26" style:family="paragraph"/>
    <style:style style:name="T401" style:parent-style-name="DefaultParagraphFont" style:family="text">
      <style:text-properties fo:font-style="italic" style:font-style-asian="italic" style:font-style-complex="italic"/>
    </style:style>
    <style:style style:name="T402" style:parent-style-name="DefaultParagraphFont" style:family="text">
      <style:text-properties fo:font-weight="bold" style:font-weight-asian="bold" style:font-weight-complex="bold"/>
    </style:style>
    <style:style style:name="P403" style:parent-style-name="Standard" style:list-style-name="LFO26" style:family="paragraph"/>
    <style:style style:name="T404" style:parent-style-name="DefaultParagraphFont" style:family="text">
      <style:text-properties fo:font-style="italic" style:font-style-asian="italic" style:font-style-complex="italic"/>
    </style:style>
    <style:style style:name="P405" style:parent-style-name="Standard" style:list-style-name="LFO26" style:family="paragraph"/>
    <style:style style:name="T406" style:parent-style-name="DefaultParagraphFont" style:family="text">
      <style:text-properties fo:font-weight="bold" style:font-weight-asian="bold" style:font-weight-complex="bold"/>
    </style:style>
    <style:style style:name="P407" style:parent-style-name="Standard" style:list-style-name="LFO26" style:family="paragraph"/>
    <style:style style:name="T408" style:parent-style-name="DefaultParagraphFont" style:family="text">
      <style:text-properties fo:font-weight="bold" style:font-weight-asian="bold" style:font-weight-complex="bold"/>
    </style:style>
    <style:style style:name="P4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410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1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3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4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7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8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9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0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1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3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4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26" style:parent-style-name="DefaultParagraphFont" style:family="text">
      <style:text-properties fo:font-weight="bold" style:font-weight-asian="bold" style:font-weight-complex="bold"/>
    </style:style>
    <style:style style:name="T427" style:parent-style-name="DefaultParagraphFont" style:family="text">
      <style:text-properties fo:font-weight="bold" style:font-weight-asian="bold" style:font-weight-complex="bold"/>
    </style:style>
    <style:style style:name="T428" style:parent-style-name="DefaultParagraphFont" style:family="text">
      <style:text-properties fo:font-weight="bold" style:font-weight-asian="bold" style:font-weight-complex="bold"/>
    </style:style>
    <style:style style:name="T429" style:parent-style-name="DefaultParagraphFont" style:family="text">
      <style:text-properties fo:font-weight="bold" style:font-weight-asian="bold" style:font-weight-complex="bold"/>
    </style:style>
    <style:style style:name="P4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1" style:parent-style-name="Standard" style:list-style-name="LFO27" style:family="paragraph"/>
    <style:style style:name="P432" style:parent-style-name="Standard" style:list-style-name="LFO27" style:family="paragraph"/>
    <style:style style:name="P433" style:parent-style-name="Standard" style:list-style-name="LFO27" style:family="paragraph"/>
    <style:style style:name="P434" style:parent-style-name="Standard" style:list-style-name="LFO27" style:family="paragraph"/>
    <style:style style:name="P435" style:parent-style-name="Standard" style:list-style-name="LFO27" style:family="paragraph"/>
    <style:style style:name="P436" style:parent-style-name="Standard" style:list-style-name="LFO27" style:family="paragraph"/>
    <style:style style:name="P437" style:parent-style-name="Standard" style:list-style-name="LFO27" style:family="paragraph"/>
    <style:style style:name="P438" style:parent-style-name="Standard" style:list-style-name="LFO27" style:family="paragraph"/>
    <style:style style:name="T439" style:parent-style-name="DefaultParagraphFont" style:family="text">
      <style:text-properties fo:font-weight="bold" style:font-weight-asian="bold" style:font-weight-complex="bold"/>
    </style:style>
    <style:style style:name="P44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weight-complex="bold"/>
    </style:style>
    <style:style style:name="P441" style:parent-style-name="Standard" style:family="paragraph">
      <style:text-properties fo:font-weight="bold" style:font-weight-asian="bold" style:font-weight-complex="bold"/>
    </style:style>
    <style:style style:name="P4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4" style:parent-style-name="DefaultParagraphFont" style:family="text">
      <style:text-properties fo:font-weight="bold" style:font-weight-asian="bold" style:font-weight-complex="bold"/>
    </style:style>
    <style:style style:name="T445" style:parent-style-name="DefaultParagraphFont" style:family="text">
      <style:text-properties fo:font-weight="bold" style:font-weight-asian="bold" style:font-weight-complex="bold"/>
    </style:style>
    <style:style style:name="T446" style:parent-style-name="DefaultParagraphFont" style:family="text">
      <style:text-properties fo:font-weight="bold" style:font-weight-asian="bold" style:font-weight-complex="bold"/>
    </style:style>
    <style:style style:name="T447" style:parent-style-name="DefaultParagraphFont" style:family="text">
      <style:text-properties fo:font-weight="bold" style:font-weight-asian="bold" style:font-weight-complex="bold"/>
    </style:style>
    <style:style style:name="P4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9" style:parent-style-name="Standard" style:list-style-name="LFO27" style:family="paragraph"/>
    <style:style style:name="P450" style:parent-style-name="Standard" style:list-style-name="LFO27" style:family="paragraph"/>
    <style:style style:name="P451" style:parent-style-name="Standard" style:list-style-name="LFO27" style:family="paragraph"/>
    <style:style style:name="P452" style:parent-style-name="Standard" style:list-style-name="LFO27" style:family="paragraph"/>
    <style:style style:name="P453" style:parent-style-name="Standard" style:list-style-name="LFO27" style:family="paragraph"/>
    <style:style style:name="P454" style:parent-style-name="Standard" style:list-style-name="LFO27" style:family="paragraph"/>
    <style:style style:name="P455" style:parent-style-name="Standard" style:list-style-name="LFO27" style:family="paragraph"/>
    <style:style style:name="P45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4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7" style:parent-style-name="Standard" style:family="paragraph">
      <style:text-properties fo:font-weight="bold" style:font-weight-asian="bold" style:font-weight-complex="bold"/>
    </style:style>
    <style:style style:name="T468" style:parent-style-name="DefaultParagraphFont" style:family="text">
      <style:text-properties fo:font-weight="bold" style:font-weight-asian="bold" style:font-weight-complex="bold"/>
    </style:style>
    <style:style style:name="T469" style:parent-style-name="DefaultParagraphFont" style:family="text">
      <style:text-properties fo:font-weight="bold" style:font-weight-asian="bold" style:font-weight-complex="bold"/>
    </style:style>
    <style:style style:name="T470" style:parent-style-name="DefaultParagraphFont" style:family="text">
      <style:text-properties fo:font-weight="bold" style:font-weight-asian="bold" style:font-weight-complex="bold"/>
    </style:style>
    <style:style style:name="T471" style:parent-style-name="DefaultParagraphFont" style:family="text">
      <style:text-properties fo:font-weight="bold" style:font-weight-asian="bold" style:font-weight-complex="bold"/>
    </style:style>
    <style:style style:name="P47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3" style:parent-style-name="Standard" style:list-style-name="LFO28" style:family="paragraph"/>
    <style:style style:name="P474" style:parent-style-name="Standard" style:list-style-name="LFO28" style:family="paragraph"/>
    <style:style style:name="P475" style:parent-style-name="Standard" style:list-style-name="LFO28" style:family="paragraph"/>
    <style:style style:name="P476" style:parent-style-name="Standard" style:list-style-name="LFO28" style:family="paragraph"/>
    <style:style style:name="P477" style:parent-style-name="Standard" style:list-style-name="LFO28" style:family="paragraph"/>
    <style:style style:name="P478" style:parent-style-name="Standard" style:list-style-name="LFO28" style:family="paragraph"/>
    <style:style style:name="P479" style:parent-style-name="Standard" style:list-style-name="LFO29" style:family="paragraph"/>
    <style:style style:name="P48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481" style:parent-style-name="Standard" style:family="paragraph">
      <style:text-properties fo:font-weight="bold" style:font-weight-asian="bold" style:font-weight-complex="bold"/>
    </style:style>
    <style:style style:name="P4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4" style:parent-style-name="DefaultParagraphFont" style:family="text">
      <style:text-properties fo:font-weight="bold" style:font-weight-asian="bold" style:font-weight-complex="bold"/>
    </style:style>
    <style:style style:name="T485" style:parent-style-name="DefaultParagraphFont" style:family="text">
      <style:text-properties fo:font-weight="bold" style:font-weight-asian="bold" style:font-weight-complex="bold"/>
    </style:style>
    <style:style style:name="T486" style:parent-style-name="DefaultParagraphFont" style:family="text">
      <style:text-properties fo:font-weight="bold" style:font-weight-asian="bold" style:font-weight-complex="bold"/>
    </style:style>
    <style:style style:name="T487" style:parent-style-name="DefaultParagraphFont" style:family="text">
      <style:text-properties fo:font-weight="bold" style:font-weight-asian="bold" style:font-weight-complex="bold"/>
    </style:style>
    <style:style style:name="P4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9" style:parent-style-name="Standard" style:list-style-name="LFO30" style:family="paragraph"/>
    <style:style style:name="P490" style:parent-style-name="Standard" style:list-style-name="LFO30" style:family="paragraph"/>
    <style:style style:name="P491" style:parent-style-name="Standard" style:list-style-name="LFO30" style:family="paragraph"/>
    <style:style style:name="P492" style:parent-style-name="Standard" style:list-style-name="LFO30" style:family="paragraph"/>
    <style:style style:name="P493" style:parent-style-name="Standard" style:list-style-name="LFO30" style:family="paragraph"/>
    <style:style style:name="P494" style:parent-style-name="Standard" style:list-style-name="LFO30" style:family="paragraph"/>
    <style:style style:name="P495" style:parent-style-name="Standard" style:list-style-name="LFO30" style:family="paragraph"/>
    <style:style style:name="P496" style:parent-style-name="Standard" style:list-style-name="LFO30" style:family="paragraph"/>
    <style:style style:name="P497" style:parent-style-name="Standard" style:list-style-name="LFO30" style:family="paragraph"/>
    <style:style style:name="P498" style:parent-style-name="Standard" style:list-style-name="LFO30" style:family="paragraph"/>
    <style:style style:name="P499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Data Type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User</text:p>
          </table:table-cell>
          <table:covered-table-cell/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Attribute</text:p>
          </table:table-cell>
          <table:table-cell table:style-name="TableCell15">
            <text:p text:style-name="P16">Data Typ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TableContents">Email</text:p>
          </table:table-cell>
          <table:table-cell table:style-name="TableCell21">
            <text:p text:style-name="TableContents">nvarchar(30)</text:p>
          </table: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TableContents">Name</text:p>
          </table:table-cell>
          <table:table-cell table:style-name="TableCell25">
            <text:p text:style-name="TableContents">nvarchar(30)</text:p>
          </table:table-cell>
          <table:table-cell table:style-name="TableCell26">
            <text:p text:style-name="TableContents"/>
          </table:table-cell>
        </table:table-row>
        <table:table-row table:style-name="TableRow27">
          <table:table-cell table:style-name="TableCell28">
            <text:p text:style-name="TableContents">4-Digit-Pin</text:p>
          </table:table-cell>
          <table:table-cell table:style-name="TableCell29">
            <text:p text:style-name="TableContents">nvarchar(4)</text:p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Follows</text:p>
          </table:table-cell>
          <table:table-cell table:style-name="TableCell33">
            <text:p text:style-name="TableContents">list&lt;User&gt;</text:p>
          </table:table-cell>
          <table:table-cell table:style-name="TableCell34">
            <text:p text:style-name="TableContents"/>
          </table:table-cell>
        </table:table-row>
      </table:table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2">
            <text:p text:style-name="P45">Corkboard</text:p>
          </table:table-cell>
          <table:covered-table-cell/>
          <table:table-cell table:style-name="TableCell46">
            <text:p text:style-name="P47"/>
          </table:table-cell>
          <table:table-cell table:style-name="TableCell48" table:number-columns-spanned="2">
            <text:p text:style-name="P49">PushPin</text:p>
          </table:table-cell>
          <table:covered-table-cell/>
        </table:table-row>
        <table:table-row table:style-name="TableRow50">
          <table:table-cell table:style-name="TableCell51">
            <text:p text:style-name="P52">Attribute</text:p>
          </table:table-cell>
          <table:table-cell table:style-name="TableCell53">
            <text:p text:style-name="P54">Data Type</text:p>
          </table:table-cell>
          <table:table-cell table:style-name="TableCell55">
            <text:p text:style-name="P56"/>
          </table:table-cell>
          <table:table-cell table:style-name="TableCell57">
            <text:p text:style-name="P58">Attribute</text:p>
          </table:table-cell>
          <table:table-cell table:style-name="TableCell59">
            <text:p text:style-name="P60">Data Type</text:p>
          </table:table-cell>
        </table:table-row>
        <table:table-row table:style-name="TableRow61">
          <table:table-cell table:style-name="TableCell62">
            <text:p text:style-name="TableContents">Title</text:p>
          </table:table-cell>
          <table:table-cell table:style-name="TableCell63">
            <text:p text:style-name="TableContents">nvarchar(30)</text:p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>Date/Time</text:p>
          </table:table-cell>
          <table:table-cell table:style-name="TableCell66">
            <text:p text:style-name="TableContents">DateTime</text:p>
          </table:table-cell>
        </table:table-row>
        <table:table-row table:style-name="TableRow67">
          <table:table-cell table:style-name="TableCell68">
            <text:p text:style-name="TableContents">Visibility</text:p>
          </table:table-cell>
          <table:table-cell table:style-name="TableCell69">
            <text:p text:style-name="TableContents">boolean</text:p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>Owner</text:p>
          </table:table-cell>
          <table:table-cell table:style-name="TableCell72">
            <text:p text:style-name="TableContents">nvarchar(30)</text:p>
          </table:table-cell>
        </table:table-row>
        <table:table-row table:style-name="TableRow73">
          <table:table-cell table:style-name="TableCell74">
            <text:p text:style-name="TableContents">Category</text:p>
          </table:table-cell>
          <table:table-cell table:style-name="TableCell75">
            <text:p text:style-name="TableContents">nvarchar(30)</text:p>
          </table:table-cell>
          <table:table-cell table:style-name="TableCell76">
            <text:p text:style-name="TableContents"/>
          </table:table-cell>
          <table:table-cell table:style-name="TableCell77">
            <text:p text:style-name="TableContents">URL</text:p>
          </table:table-cell>
          <table:table-cell table:style-name="TableCell78">
            <text:p text:style-name="TableContents">nvarchar(100)</text:p>
          </table:table-cell>
        </table:table-row>
        <table:table-row table:style-name="TableRow79">
          <table:table-cell table:style-name="TableCell80">
            <text:p text:style-name="TableContents">Owner</text:p>
          </table:table-cell>
          <table:table-cell table:style-name="TableCell81">
            <text:p text:style-name="TableContents">User</text:p>
          </table:table-cell>
          <table:table-cell table:style-name="TableCell82">
            <text:p text:style-name="TableContents"/>
          </table:table-cell>
          <table:table-cell table:style-name="TableCell83">
            <text:p text:style-name="TableContents">Description</text:p>
          </table:table-cell>
          <table:table-cell table:style-name="TableCell84">
            <text:p text:style-name="TableContents">nvarchar(200)</text:p>
          </table:table-cell>
        </table:table-row>
        <table:table-row table:style-name="TableRow85">
          <table:table-cell table:style-name="TableCell86">
            <text:p text:style-name="TableContents"/>
          </table:table-cell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>Tags</text:p>
          </table:table-cell>
          <table:table-cell table:style-name="TableCell90">
            <text:p text:style-name="TableContents">list&lt;nvarchar(30)&gt;</text:p>
          </table:table-cell>
        </table:table-row>
        <table:table-row table:style-name="TableRow91"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>Likes</text:p>
          </table:table-cell>
          <table:table-cell table:style-name="TableCell96">
            <text:p text:style-name="TableContents">integer</text:p>
          </table:table-cell>
        </table:table-row>
        <table:table-row table:style-name="TableRow97">
          <table:table-cell table:style-name="TableCell98">
            <text:p text:style-name="TableContents"/>
          </table:table-cell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>Comments</text:p>
          </table:table-cell>
          <table:table-cell table:style-name="TableCell102">
            <text:p text:style-name="TableContents">list&lt;Comments&gt;</text:p>
          </table:table-cell>
        </table:table-row>
      </table:table>
      <text:p text:style-name="P103"/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 table:number-columns-spanned="2">
            <text:p text:style-name="P113">Comment</text:p>
          </table:table-cell>
          <table:covered-table-cell/>
          <table:table-cell table:style-name="TableCell114">
            <text:p text:style-name="P115"/>
          </table:table-cell>
          <table:table-cell table:style-name="TableCell116" table:number-columns-spanned="2">
            <text:p text:style-name="P117">Like</text:p>
          </table:table-cell>
          <table:covered-table-cell/>
        </table:table-row>
        <table:table-row table:style-name="TableRow118">
          <table:table-cell table:style-name="TableCell119">
            <text:p text:style-name="P120">Attribute</text:p>
          </table:table-cell>
          <table:table-cell table:style-name="TableCell121">
            <text:p text:style-name="P122">Data Type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Attribute</text:p>
          </table:table-cell>
          <table:table-cell table:style-name="TableCell127">
            <text:p text:style-name="P128">Data Type</text:p>
          </table:table-cell>
        </table:table-row>
        <table:table-row table:style-name="TableRow129">
          <table:table-cell table:style-name="TableCell130">
            <text:p text:style-name="TableContents">Date/Time</text:p>
          </table:table-cell>
          <table:table-cell table:style-name="TableCell131">
            <text:p text:style-name="TableContents">DateTime</text:p>
          </table:table-cell>
          <table:table-cell table:style-name="TableCell132">
            <text:p text:style-name="TableContents"/>
          </table:table-cell>
          <table:table-cell table:style-name="TableCell133">
            <text:p text:style-name="TableContents">User</text:p>
          </table:table-cell>
          <table:table-cell table:style-name="TableCell134">
            <text:p text:style-name="TableContents">User</text:p>
          </table:table-cell>
        </table:table-row>
        <table:table-row table:style-name="TableRow135">
          <table:table-cell table:style-name="TableCell136">
            <text:p text:style-name="TableContents">Text</text:p>
          </table:table-cell>
          <table:table-cell table:style-name="TableCell137">
            <text:p text:style-name="TableContents">nvarchar(100)</text:p>
          </table:table-cell>
          <table:table-cell table:style-name="TableCell138">
            <text:p text:style-name="TableContents"/>
          </table:table-cell>
          <table:table-cell table:style-name="TableCell139">
            <text:p text:style-name="TableContents">PushPin</text:p>
          </table:table-cell>
          <table:table-cell table:style-name="TableCell140">
            <text:p text:style-name="TableContents">PushPin</text:p>
          </table:table-cell>
        </table:table-row>
        <table:table-row table:style-name="TableRow141">
          <table:table-cell table:style-name="TableCell142">
            <text:p text:style-name="TableContents">User</text:p>
          </table:table-cell>
          <table:table-cell table:style-name="TableCell143">
            <text:p text:style-name="TableContents">User</text:p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47">Business Logic &amp; Constraints</text:p>
      <text:p text:style-name="P148"/>
      <text:p text:style-name="P149">User</text:p>
      <text:p text:style-name="P150"/>
      <text:list text:style-name="LFO16" text:continue-numbering="true">
        <text:list-item>
          <text:p text:style-name="P151">A user can only follow a corkboard that they do not own</text:p>
        </text:list-item>
        <text:list-item>
          <text:p text:style-name="P152">A user cannot like their own PushPins</text:p>
        </text:list-item>
        <text:list-item>
          <text:p text:style-name="P153">A user can only view private corkboards with a password</text:p>
        </text:list-item>
        <text:list-item>
          <text:p text:style-name="P154">No user can watch a private corkboard</text:p>
        </text:list-item>
        <text:list-item>
          <text:p text:style-name="P155">Must have a 4 digit pin</text:p>
        </text:list-item>
        <text:list-item>
          <text:p text:style-name="P156">Must have an email address</text:p>
        </text:list-item>
      </text:list>
      <text:p text:style-name="P157"/>
      <text:p text:style-name="P158">Corkboards</text:p>
      <text:p text:style-name="P159"/>
      <text:list text:style-name="LFO17" text:continue-numbering="true">
        <text:list-item>
          <text:p text:style-name="P160">A corkboard title cannot be null</text:p>
        </text:list-item>
        <text:list-item>
          <text:p text:style-name="P161">A corkboard visibility cannot be null</text:p>
        </text:list-item>
        <text:list-item>
          <text:p text:style-name="P162">A corkboard category cannot be null</text:p>
        </text:list-item>
        <text:list-item>
          <text:p text:style-name="P163">A private corkboard password cannot be null</text:p>
        </text:list-item>
        <text:list-item>
          <text:p text:style-name="P164">A corkboard is only updated when a new PushPin is added</text:p>
        </text:list-item>
        <text:list-item>
          <text:p text:style-name="P165">A corkboard cannot switch between public and private access</text:p>
        </text:list-item>
        <text:list-item>
          <text:p text:style-name="P166">A corkboard cannot be deleted</text:p>
        </text:list-item>
      </text:list>
      <text:p text:style-name="P167"/>
      <text:p text:style-name="P168">Login</text:p>
      <text:p text:style-name="P169"/>
      <text:list text:style-name="LFO18" text:continue-numbering="true">
        <text:list-item>
          <text:p text:style-name="P170">A user must enter an email address and a 4 digit pin</text:p>
        </text:list-item>
      </text:list>
      <text:p text:style-name="P171"/>
      <text:p text:style-name="P172">Pushpins</text:p>
      <text:p text:style-name="P173"/>
      <text:list text:style-name="LFO19" text:continue-numbering="true">
        <text:list-item>
          <text:p text:style-name="P174">The URL for a PushPin cannot be null</text:p>
        </text:list-item>
        <text:list-item>
          <text:p text:style-name="P175">The Description for a PushPin cannot be null</text:p>
        </text:list-item>
        <text:list-item>
          <text:p text:style-name="P176">A PushPin comment cannot be deleted</text:p>
        </text:list-item>
        <text:list-item>
          <text:p text:style-name="P177">A PushPin on a private corkboard will never appear on anyone’s search result</text:p>
        </text:list-item>
      </text:list>
      <text:p text:style-name="P178"/>
      <text:p text:style-name="P179">Tags</text:p>
      <text:p text:style-name="P180"/>
      <text:list text:style-name="LFO20" text:continue-numbering="true">
        <text:list-item>
          <text:p text:style-name="P181">Tags can contain all characters except commas</text:p>
        </text:list-item>
      </text:list>
      <text:p text:style-name="P182"/>
      <text:p text:style-name="P183"/>
      <text:p text:style-name="P184"/>
      <text:soft-page-break/>
      <text:p text:style-name="P185">Task Composition</text:p>
      <text:p text:style-name="P186"/>
      <text:p text:style-name="P187">Log In</text:p>
      <text:p text:style-name="P188"/>
      <text:p text:style-name="P189"><text:span text:style-name="T190">Lock Types:<text:s/></text:span>Read on USER</text:p>
      <text:p text:style-name="P191"><text:span text:style-name="T192">Frequency:<text:s/></text:span>low</text:p>
      <text:p text:style-name="P193"><text:span text:style-name="T194">Consistency:<text:s/></text:span>non-critical</text:p>
      <text:p text:style-name="P195"><text:span text:style-name="T196">Schema:<text:s/></text:span>Single</text:p>
      <text:p text:style-name="P197"/>
      <text:p text:style-name="P198">Abstract Code</text:p>
      <text:list text:style-name="LFO21" text:continue-numbering="true">
        <text:list-item>
          <text:p text:style-name="P199">User enters<text:s/><text:span text:style-name="T200">email<text:s/></text:span>and<text:s/><text:span text:style-name="T201">pin</text:span></text:p>
        </text:list-item>
        <text:list-item>
          <text:p text:style-name="P202">User clicks &lt;<text:span text:style-name="T203">Login&gt;<text:s/></text:span>button:</text:p>
          <text:list text:continue-numbering="true">
            <text:list-item>
              <text:p text:style-name="P204">if form is validated, then:</text:p>
              <text:list text:continue-numbering="true">
                <text:list-item>
                  <text:p text:style-name="P205">if<text:s/><text:span text:style-name="T206">email<text:s/></text:span>does not have a known record, login page is redisplayed with an error message</text:p>
                </text:list-item>
                <text:list-item>
                  <text:p text:style-name="P207">else if<text:s/><text:span text:style-name="T208">email</text:span><text:s/>is found, and<text:s/><text:span text:style-name="T209">pin</text:span><text:s/>does not match, then login page is redisplayed with error message</text:p>
                </text:list-item>
                <text:list-item>
                  <text:p text:style-name="P210">Else create a session with the login information and proceed to Home Screen</text:p>
                </text:list-item>
              </text:list>
            </text:list-item>
            <text:list-item>
              <text:p text:style-name="P211">Else show an error message indicating the form was not validated</text:p>
            </text:list-item>
          </text:list>
        </text:list-item>
      </text:list>
      <text:p text:style-name="P212"/>
      <text:p text:style-name="Standard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View Home Page</text:p>
      <text:p text:style-name="P238"/>
      <text:soft-page-break/>
      <text:p text:style-name="Standard"><text:span text:style-name="T239">Lock Types:<text:s/></text:span>Read on USER, PERSONAL, UPDATES, CORKBOARDS</text:p>
      <text:p text:style-name="Standard"><text:span text:style-name="T240">Frequency:<text:s/></text:span>High</text:p>
      <text:p text:style-name="Standard"><text:span text:style-name="T241">Consistency:<text:s/></text:span>USER must be looked up first to retrieve the additional locks</text:p>
      <text:p text:style-name="Standard"><text:span text:style-name="T242">Enabling Conditions:<text:s/></text:span>Must be successfully logged in</text:p>
      <text:p text:style-name="Standard"><text:span text:style-name="T243">Schema:<text:s/></text:span>Multiple</text:p>
      <text:p text:style-name="Standard"><text:span text:style-name="T244">Subtasks:<text:s/></text:span>Personal, Updates and Corkboards after a successful user lookup</text:p>
      <text:p text:style-name="P245"/>
      <text:p text:style-name="P246">Abstract Code</text:p>
      <text:list text:style-name="LFO22" text:continue-numbering="true">
        <text:list-item>
          <text:p text:style-name="P247">Find the current USER using the<text:s/><text:span text:style-name="T248">email</text:span></text:p>
        </text:list-item>
        <text:list-item>
          <text:p text:style-name="P249">Find the Corkboards followed by the <text:s/>USER</text:p>
        </text:list-item>
        <text:list-item>
          <text:p text:style-name="P250">Find users followed by <text:s/>USER</text:p>
        </text:list-item>
        <text:list-item>
          <text:p text:style-name="P251">Display the USERs username</text:p>
        </text:list-item>
        <text:list-item>
          <text:p text:style-name="P252">Find each update to boards that are owned or watched my USER, or owned by a user followed by <text:s/>USER</text:p>
          <text:list text:continue-numbering="true">
            <text:list-item>
              <text:p text:style-name="P253">Sort updates and display the 4 newest updates</text:p>
            </text:list-item>
            <text:list-item>
              <text:p text:style-name="P254">If no updates</text:p>
              <text:list text:continue-numbering="true">
                <text:list-item>
                  <text:p text:style-name="P255">Display message “No Updates”</text:p>
                </text:list-item>
              </text:list>
            </text:list-item>
          </text:list>
        </text:list-item>
        <text:list-item>
          <text:p text:style-name="P256">Display all Corkboards Sorted alphabetically that are owned by <text:s/>USER</text:p>
        </text:list-item>
        <text:list-item>
          <text:p text:style-name="P257">While no buttons are pushed, do nothing</text:p>
        </text:list-item>
        <text:list-item>
          <text:p text:style-name="P258">When a button is push, then do:</text:p>
          <text:list text:continue-numbering="true">
            <text:list-item>
              <text:p text:style-name="P259">if POPULAR_TAGS,<text:s/><text:span text:style-name="T260">View Popular Tags</text:span></text:p>
            </text:list-item>
            <text:list-item>
              <text:p text:style-name="P261">if ADD_CORKBOARD,<text:s/><text:span text:style-name="T262">Add Corkboard</text:span></text:p>
            </text:list-item>
            <text:list-item>
              <text:p text:style-name="P263">if PUSHPIN_SEARCH,<text:s/><text:span text:style-name="T264">Search PushPins</text:span></text:p>
            </text:list-item>
            <text:list-item>
              <text:p text:style-name="P265">if CORKBOARD_UPDATE, Write to Corkboard,<text:s/><text:span text:style-name="T266">View Corkboard</text:span></text:p>
            </text:list-item>
            <text:list-item>
              <text:p text:style-name="P267">if MY_CORKBOARD,<text:s/><text:span text:style-name="T268">View Corkboard</text:span></text:p>
            </text:list-item>
            <text:list-item>
              <text:p text:style-name="P269">if CORKBOARD STATS,<text:s/><text:span text:style-name="T270">View Stats</text:span></text:p>
            </text:list-item>
            <text:list-item>
              <text:p text:style-name="P271">if POPULAR_SITES,<text:s/><text:span text:style-name="T272">View Popular Sites</text:span></text:p>
            </text:list-item>
          </text:list>
        </text:list-item>
      </text:list>
      <text:p text:style-name="P273"/>
      <text:p text:style-name="P274"><text:bookmark-start text:name="_Hlk525373658"/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>Add Corkboard</text:p>
      <text:p text:style-name="P289"/>
      <text:p text:style-name="Standard"><text:span text:style-name="T290">Lock Types:<text:s/></text:span>Write to USER corkboards</text:p>
      <text:p text:style-name="Standard"><text:span text:style-name="T291">Frequency:<text:s/></text:span>Low</text:p>
      <text:p text:style-name="Standard"><text:span text:style-name="T292">Consistency:<text:s/></text:span>non-critical</text:p>
      <text:soft-page-break/>
      <text:p text:style-name="Standard"><text:span text:style-name="T293">Schema:<text:s/></text:span>Single</text:p>
      <text:p text:style-name="Standard"><text:span text:style-name="T294">Subtasks:<text:s/></text:span>none</text:p>
      <text:p text:style-name="Standard"/>
      <text:p text:style-name="P295">Abstract Code</text:p>
      <text:list text:style-name="LFO23" text:continue-numbering="true">
        <text:list-item>
          <text:p text:style-name="P296">Display window with input forms and a dropdown containing Corkboard Categories alphabetically</text:p>
        </text:list-item>
        <text:list-item>
          <text:p text:style-name="P297">if USER selects Private</text:p>
          <text:list text:continue-numbering="true">
            <text:list-item>
              <text:p text:style-name="P298">USER must enter password</text:p>
            </text:list-item>
          </text:list>
        </text:list-item>
        <text:list-item>
          <text:p text:style-name="P299">USER click Add</text:p>
        </text:list-item>
        <text:list-item>
          <text:p text:style-name="P300">Write to USER the new corkboard</text:p>
        </text:list-item>
        <text:list-item>
          <text:p text:style-name="P301">While no buttons are pushed, do nothing</text:p>
        </text:list-item>
        <text:list-item>
          <text:p text:style-name="P302">If a button is pushed , then do:</text:p>
          <text:list text:continue-numbering="true">
            <text:list-item>
              <text:p text:style-name="P303">if ADD, Write to Corkboard, <text:s/><text:span text:style-name="T304">View Corkboard</text:span></text:p>
            </text:list-item>
          </text:list>
        </text:list-item>
      </text:list>
      <text:p text:style-name="P305"><text:bookmark-end text:name="_Hlk525373658"/></text:p>
      <text:p text:style-name="Standard"/>
      <text:p text:style-name="P306">View Corkboard</text:p>
      <text:p text:style-name="P307"/>
      <text:p text:style-name="Standard"><text:span text:style-name="T308">Lock Types:<text:s/></text:span>Read to Corkboard for Owneraship, Category, and Images; Write for selecting Followed</text:p>
      <text:p text:style-name="Standard"><text:span text:style-name="T309">Frequency:<text:s/></text:span>Low</text:p>
      <text:p text:style-name="Standard"><text:span text:style-name="T310">Consistency:<text:s/></text:span>non-critical</text:p>
      <text:p text:style-name="Standard"><text:span text:style-name="T311">Schema:<text:s/></text:span>Single</text:p>
      <text:p text:style-name="Standard"><text:span text:style-name="T312">Subtasks:<text:s/></text:span>none</text:p>
      <text:p text:style-name="Standard"/>
      <text:p text:style-name="P313">Abstract Code</text:p>
      <text:list text:style-name="LFO24" text:continue-numbering="true">
        <text:list-item>
          <text:p text:style-name="P314">Find the OWNER, CATEGORY, and IMAGES of the CORKBOARD</text:p>
        </text:list-item>
        <text:list-item>
          <text:p text:style-name="P315">Display OWNER, CATEGORY, and IMAGES</text:p>
        </text:list-item>
        <text:list-item>
          <text:p text:style-name="P316">If OWNER is current USER, Enable ‘Add PushPin’ button</text:p>
        </text:list-item>
        <text:list-item>
          <text:p text:style-name="P317">If current USER is not OWNER, display ‘follow’ button</text:p>
        </text:list-item>
        <text:list-item>
          <text:p text:style-name="P318">If current USER is not OWNER and CORKBOARD is public, display ‘watch’ button</text:p>
        </text:list-item>
        <text:list-item>
          <text:p text:style-name="P319">Display number of watchers</text:p>
        </text:list-item>
        <text:list-item>
          <text:p text:style-name="P320">While no buttons are pushed, do nothing</text:p>
        </text:list-item>
        <text:list-item>
          <text:p text:style-name="P321">If a button is pushed, then do:</text:p>
          <text:list text:continue-numbering="true">
            <text:list-item>
              <text:p text:style-name="P322">if FOLLOW, Write to USER,<text:s/><text:span text:style-name="T323">View Corkboard</text:span></text:p>
            </text:list-item>
            <text:list-item>
              <text:p text:style-name="P324">if ADD_PUSHPIN, Write to Corkboard,<text:s/><text:span text:style-name="T325">Add Pushpin to Corkboard</text:span></text:p>
            </text:list-item>
            <text:list-item>
              <text:p text:style-name="P326">if WATCH, Write to USER,<text:s/><text:span text:style-name="T327">View Corkboard</text:span></text:p>
            </text:list-item>
            <text:list-item>
              <text:p text:style-name="P328">if &lt;image&gt;,<text:s/><text:span text:style-name="T329">View PushPin</text:span></text:p>
            </text:list-item>
          </text:list>
        </text:list-item>
      </text:list>
      <text:p text:style-name="P330"/>
      <text:p text:style-name="P331"/>
      <text:p text:style-name="P332">Add PushPin to CorkBoard</text:p>
      <text:p text:style-name="P333"/>
      <text:p text:style-name="Standard"><text:span text:style-name="T334">Lock Types:<text:s/></text:span>None</text:p>
      <text:p text:style-name="Standard"><text:span text:style-name="T335">Frequency:<text:s/></text:span>Low</text:p>
      <text:p text:style-name="Standard"><text:span text:style-name="T336">Consistency:<text:s/></text:span>non-critical</text:p>
      <text:p text:style-name="Standard"><text:span text:style-name="T337">Enabling Condition:<text:s/></text:span>USER must own</text:p>
      <text:p text:style-name="Standard"><text:span text:style-name="T338">Schema:<text:s/></text:span>Single</text:p>
      <text:p text:style-name="Standard"><text:span text:style-name="T339">Subtasks:<text:s/></text:span>none</text:p>
      <text:p text:style-name="Standard"/>
      <text:p text:style-name="P340">Abstract Code</text:p>
      <text:list text:style-name="LFO25" text:continue-numbering="true">
        <text:list-item>
          <text:p text:style-name="P341">Display window with input forms</text:p>
        </text:list-item>
        <text:list-item>
          <text:p text:style-name="P342">Display CATEGORY</text:p>
        </text:list-item>
        <text:list-item>
          <text:p text:style-name="P343">While no buttons are pushed, do nothing</text:p>
        </text:list-item>
        <text:list-item>
          <text:p text:style-name="P344">If a button is pushed, then do:</text:p>
          <text:list text:continue-numbering="true">
            <text:list-item>
              <text:p text:style-name="P345">if ADD, Validate Form, Write to Corkboard,<text:s/><text:span text:style-name="T346">View Corkboard</text:span></text:p>
            </text:list-item>
          </text:list>
        </text:list-item>
      </text:list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>View PushPins</text:p>
      <text:p text:style-name="P379"/>
      <text:p text:style-name="Standard"><text:span text:style-name="T380">Lock Types:<text:s/></text:span>Read OWNER of pin; Read DATE and TIME of initial pin on board; Read COMMENTS, LIKES, TAGS of pin</text:p>
      <text:p text:style-name="Standard"><text:span text:style-name="T381">Frequency:<text:s/></text:span>High</text:p>
      <text:p text:style-name="Standard"><text:span text:style-name="T382">Consistency:<text:s/></text:span>non-critical</text:p>
      <text:p text:style-name="Standard"><text:span text:style-name="T383">Schema:<text:s/></text:span>Single</text:p>
      <text:p text:style-name="Standard"/>
      <text:p text:style-name="P384">Abstract Code</text:p>
      <text:list text:style-name="LFO26" text:continue-numbering="true">
        <text:list-item>
          <text:p text:style-name="P385">Find OWNER of PushPin</text:p>
        </text:list-item>
        <text:list-item>
          <text:p text:style-name="P386">Display OWNER</text:p>
        </text:list-item>
        <text:list-item>
          <text:p text:style-name="P387">Find DATE and TIME of Pin</text:p>
        </text:list-item>
        <text:list-item>
          <text:p text:style-name="P388">Display DATE and TIME of Pin</text:p>
        </text:list-item>
        <text:list-item>
          <text:p text:style-name="P389">Find CATEGORY of Pin</text:p>
        </text:list-item>
        <text:list-item>
          <text:p text:style-name="P390">Display CATEGORY</text:p>
        </text:list-item>
        <text:list-item>
          <text:p text:style-name="P391">Find COMMENTS and LIKES</text:p>
        </text:list-item>
        <text:list-item>
          <text:p text:style-name="P392">Display LIKES</text:p>
        </text:list-item>
        <text:list-item>
          <text:p text:style-name="P393">Display COMMENTS sorted by date/time</text:p>
        </text:list-item>
        <text:list-item>
          <text:p text:style-name="P394">Find TAGS of Pin</text:p>
        </text:list-item>
        <text:list-item>
          <text:p text:style-name="P395">Display TAGS sorted alphabetically</text:p>
        </text:list-item>
        <text:list-item>
          <text:p text:style-name="P396">While no buttons are pushed, do nothing</text:p>
        </text:list-item>
        <text:list-item>
          <text:p text:style-name="P397">If a button is pushed, then do:</text:p>
          <text:list text:continue-numbering="true">
            <text:list-item>
              <text:p text:style-name="P398">if <text:s/>FOLLOW, Write to USER,<text:s/><text:span text:style-name="T399">View PushPin</text:span></text:p>
            </text:list-item>
            <text:list-item>
              <text:p text:style-name="P400">if<text:s/><text:span text:style-name="T401">&lt;hyperlinked Category&gt;</text:span>,<text:s/><text:span text:style-name="T402">View Corkboard</text:span></text:p>
            </text:list-item>
            <text:list-item>
              <text:p text:style-name="P403">if &lt;<text:span text:style-name="T404">image&gt;</text:span>, GOTO Hyperlinked Site</text:p>
            </text:list-item>
            <text:list-item>
              <text:p text:style-name="P405">if POST_COMMENT, Write to PushPin,<text:s/><text:span text:style-name="T406">View PushPin</text:span></text:p>
            </text:list-item>
            <text:list-item>
              <text:p text:style-name="P407">if THUMBS_UP, Write to PushPin,<text:s/><text:span text:style-name="T408">View PushPin</text:span></text:p>
            </text:list-item>
          </text:list>
        </text:list-item>
      </text:list>
      <text:p text:style-name="P409"><text:bookmark-start text:name="_Hlk525373874"/></text:p>
      <text:p text:style-name="Standard"><text:bookmark-end text:name="_Hlk525373874"/></text:p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>Search PushPins</text:p>
      <text:p text:style-name="Standard"/>
      <text:p text:style-name="Standard"><text:span text:style-name="T426">Lock Types:<text:s/></text:span>Read PUSHPINS</text:p>
      <text:p text:style-name="Standard"><text:span text:style-name="T427">Frequency:<text:s/></text:span>Low</text:p>
      <text:p text:style-name="Standard"><text:span text:style-name="T428">Consistency:<text:s/></text:span>Lookup PushPins before looking up other attributes. Otherwise NULL</text:p>
      <text:p text:style-name="Standard"><text:span text:style-name="T429">Schema:<text:s/></text:span>Single</text:p>
      <text:p text:style-name="Standard"/>
      <text:p text:style-name="P430">Abstract Code</text:p>
      <text:list text:style-name="LFO27" text:continue-numbering="true">
        <text:list-item>
          <text:p text:style-name="P431">Find related PushPins</text:p>
        </text:list-item>
        <text:list-item>
          <text:p text:style-name="P432">For Each PushPin in related PushPins:</text:p>
          <text:list text:continue-numbering="true">
            <text:list-item>
              <text:p text:style-name="P433">Find OWNER, and CORKBOARD the Pin is on</text:p>
            </text:list-item>
            <text:list-item>
              <text:p text:style-name="P434">If CORKBOARD is public</text:p>
              <text:soft-page-break/>
              <text:list text:continue-numbering="true">
                <text:list-item>
                  <text:p text:style-name="P435">Display alphabetically PUSHPIN{hyperlink}, CORKBOARD, OWNER</text:p>
                </text:list-item>
              </text:list>
            </text:list-item>
          </text:list>
        </text:list-item>
        <text:list-item>
          <text:p text:style-name="P436">While not button is pushed, do nothing</text:p>
        </text:list-item>
        <text:list-item>
          <text:p text:style-name="P437">When button is pushed, then do:</text:p>
          <text:list text:continue-numbering="true">
            <text:list-item>
              <text:p text:style-name="P438">if PUSHPIN_DESCRIPTION,<text:s/><text:span text:style-name="T439">View PushPin</text:span></text:p>
            </text:list-item>
          </text:list>
        </text:list-item>
      </text:list>
      <text:p text:style-name="P440"/>
      <text:p text:style-name="P441"/>
      <text:p text:style-name="P442">View Popular Tags</text:p>
      <text:p text:style-name="P443"/>
      <text:p text:style-name="Standard"><text:span text:style-name="T444">Lock Types:<text:s/></text:span>Read POPULAR_TAGS</text:p>
      <text:p text:style-name="Standard"><text:span text:style-name="T445">Frequency:<text:s/></text:span>Low</text:p>
      <text:p text:style-name="Standard"><text:span text:style-name="T446">Consistency:<text:s/></text:span>Successful POPULAR_TAGS needs to be done before other queries</text:p>
      <text:p text:style-name="Standard"><text:span text:style-name="T447">Schema:<text:s/></text:span>Single</text:p>
      <text:p text:style-name="Standard"/>
      <text:p text:style-name="P448">Abstract Code</text:p>
      <text:list text:style-name="LFO27" text:continue-numbering="true">
        <text:list-item>
          <text:p text:style-name="P449">Find Popular Tags</text:p>
        </text:list-item>
        <text:list-item>
          <text:p text:style-name="P450">For Each Tag in related Popular Tags:</text:p>
          <text:list text:continue-numbering="true">
            <text:list-item>
              <text:p text:style-name="P451">Find #PUSHPINS, and #CORKBOARD the Tag is on</text:p>
            </text:list-item>
            <text:list-item>
              <text:p text:style-name="P452">Display TAG{hyperlink}, #PUSHPINS, and #CORKBOARDs sorted by most Pushpins followed by most Corkboards</text:p>
            </text:list-item>
          </text:list>
        </text:list-item>
        <text:list-item>
          <text:p text:style-name="P453">While not button is pushed, do nothing</text:p>
        </text:list-item>
        <text:list-item>
          <text:p text:style-name="P454">When button is pushed, then do:</text:p>
          <text:list text:continue-numbering="true">
            <text:list-item>
              <text:p text:style-name="P455">if TAG, Search Tags</text:p>
            </text:list-item>
          </text:list>
        </text:list-item>
      </text:list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>View Popular Sites</text:p>
      <text:p text:style-name="P467"/>
      <text:p text:style-name="Standard"><text:span text:style-name="T468">Lock Types:<text:s/></text:span>Read POPULAR_SITES</text:p>
      <text:p text:style-name="Standard"><text:span text:style-name="T469">Frequency:<text:s/></text:span>Low</text:p>
      <text:p text:style-name="Standard"><text:span text:style-name="T470">Consistency:<text:s/></text:span>Successful POPULAR_SITES needs to be done before other queries</text:p>
      <text:p text:style-name="Standard"><text:span text:style-name="T471">Schema:<text:s/></text:span>Single</text:p>
      <text:p text:style-name="Standard"/>
      <text:p text:style-name="P472">Abstract Code</text:p>
      <text:list text:style-name="LFO28" text:continue-numbering="true">
        <text:list-item>
          <text:p text:style-name="P473">Find Popular Sites</text:p>
        </text:list-item>
        <text:list-item>
          <text:p text:style-name="P474">For Each Site in related Popular Sites:</text:p>
        </text:list-item>
        <text:list-item>
          <text:p text:style-name="P475">Find #PUSHPINS the Site is on</text:p>
        </text:list-item>
        <text:list-item>
          <text:p text:style-name="P476">Display SITE, #PUSHPINS sorted by most PushPins</text:p>
        </text:list-item>
        <text:list-item>
          <text:p text:style-name="P477">While not button is pushed, do nothing</text:p>
        </text:list-item>
        <text:list-item>
          <text:p text:style-name="P478">When button is pushed, then do:</text:p>
        </text:list-item>
      </text:list>
      <text:soft-page-break/>
      <text:list text:style-name="LFO29" text:continue-numbering="true">
        <text:list-item>
          <text:list>
            <text:list-item>
              <text:p text:style-name="P479">if TAG, Search Tags</text:p>
            </text:list-item>
          </text:list>
        </text:list-item>
      </text:list>
      <text:p text:style-name="P480"/>
      <text:p text:style-name="P481"/>
      <text:p text:style-name="P482">View Stats</text:p>
      <text:p text:style-name="P483"/>
      <text:p text:style-name="Standard"><text:span text:style-name="T484">Lock Types:<text:s/></text:span>Read USERS</text:p>
      <text:p text:style-name="Standard"><text:span text:style-name="T485">Frequency:<text:s/></text:span>High</text:p>
      <text:p text:style-name="Standard"><text:span text:style-name="T486">Consistency:<text:s/></text:span>Successful Read of all users before Read of Stats</text:p>
      <text:p text:style-name="Standard"><text:span text:style-name="T487">Schema:<text:s/></text:span>Single</text:p>
      <text:p text:style-name="Standard"/>
      <text:p text:style-name="P488">Abstract Code</text:p>
      <text:list text:style-name="LFO30" text:continue-numbering="true">
        <text:list-item>
          <text:p text:style-name="P489">Find all USERS</text:p>
        </text:list-item>
        <text:list-item>
          <text:p text:style-name="P490">For Each USER within USERS</text:p>
          <text:list text:continue-numbering="true">
            <text:list-item>
              <text:p text:style-name="P491">Find PUBLIC CORKBOARDS</text:p>
            </text:list-item>
            <text:list-item>
              <text:p text:style-name="P492">Find PUBLIC PUSHPINS</text:p>
            </text:list-item>
            <text:list-item>
              <text:p text:style-name="P493">Find PRIVATE CORKBOARDS</text:p>
            </text:list-item>
            <text:list-item>
              <text:p text:style-name="P494">Find PRIVATE PUSHPINS</text:p>
            </text:list-item>
            <text:list-item>
              <text:p text:style-name="P495">Display number of PUBLIC CORKBOARDS→ {Sorted by most: Wt=1}</text:p>
            </text:list-item>
            <text:list-item>
              <text:p text:style-name="P496">Display number of PUBLIC PUSHPINS</text:p>
            </text:list-item>
            <text:list-item>
              <text:p text:style-name="P497">Display number of PRIVATE CORKBOARDS → {Sorted by most: Wt=2}</text:p>
            </text:list-item>
            <text:list-item>
              <text:p text:style-name="P498">Display number of PRIVATE PUSHPINS</text:p>
            </text:list-item>
          </text:list>
        </text:list-item>
      </text:list>
      <text:p text:style-name="P49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Phase 1<text:tab/>CS6400 Database Design<text:tab/>Sept 24, 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ian LaBarbera</dc:creator>
    <meta:creation-date>2018-09-18T15:53:00Z</meta:creation-date>
    <dc:date>2018-09-22T17:10:00Z</dc:date>
    <meta:template xlink:href="Normal" xlink:type="simple"/>
    <meta:editing-cycles>89</meta:editing-cycles>
    <meta:editing-duration>PT12360S</meta:editing-duration>
    <meta:document-statistic meta:page-count="9" meta:paragraph-count="14" meta:word-count="1077" meta:character-count="7205" meta:row-count="51" meta:non-whitespace-character-count="6142"/>
  </office:meta>
</office:document-meta>
</file>